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0.09mm"/>
    </style:style>
    <style:style style:name="co3" style:family="table-column">
      <style:table-column-properties fo:break-before="auto" style:column-width="43.97mm"/>
    </style:style>
    <style:style style:name="co4" style:family="table-column">
      <style:table-column-properties fo:break-before="auto" style:column-width="43.7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09mm"/>
    </style:style>
    <style:style style:name="co7" style:family="table-column">
      <style:table-column-properties fo:break-before="auto" style:column-width="33.66mm"/>
    </style:style>
    <style:style style:name="co8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order="0.06pt solid #000000"/>
    </style:style>
    <style:style style:name="ce11" style:family="table-cell" style:parent-style-name="Default" style:data-style-name="N3">
      <style:table-cell-properties fo:background-color="#cccccc" fo:border="0.06pt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3">
      <style:table-cell-properties fo:background-color="transparent" fo:border="0.06pt solid #000000"/>
    </style:style>
    <style:style style:name="ce14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end" fo:margin-left="0mm"/>
    </style:style>
    <style:style style:name="ce16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</style:style>
    <style:style style:name="ce17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end" fo:margin-left="0mm"/>
    </style:style>
    <style:style style:name="ce18" style:family="table-cell" style:parent-style-name="Default" style:data-style-name="N3">
      <style:table-cell-properties fo:border="0.06pt solid #000000"/>
      <style:text-properties style:font-name="Liberation Sans" style:font-name-asian="WenQuanYi Zen Hei" style:font-name-complex="Lohit Hindi"/>
    </style:style>
    <style:style style:name="ce19" style:family="table-cell" style:parent-style-name="Default" style:data-style-name="N3">
      <style:table-cell-properties fo:background-color="#cccccc" fo:border="0.06pt solid #000000"/>
      <style:text-properties style:font-name="Liberation Sans" style:font-name-asian="WenQuanYi Zen Hei" style:font-name-complex="Lohit Hindi"/>
    </style:style>
    <style:style style:name="ce20" style:family="table-cell" style:parent-style-name="Default" style:data-style-name="N3">
      <style:table-cell-properties fo:background-color="transparent" fo:border="0.06pt solid #000000"/>
      <style:text-properties style:font-name="Liberation Sans" style:font-name-asian="WenQuanYi Zen Hei" style:font-name-complex="Lohit Hindi"/>
    </style:style>
    <style:style style:name="ce21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order-bottom="0.06pt solid #000000" fo:background-color="#cccccc" fo:border-left="none" fo:border-right="0.06pt solid #000000" fo:border-top="0.06pt solid #000000"/>
    </style:style>
    <style:style style:name="ce23" style:family="table-cell" style:parent-style-name="Default" style:data-style-name="N4">
      <style:table-cell-properties fo:border-bottom="none" fo:background-color="transparent" fo:border-left="none" fo:border-right="0.06pt solid #000000" fo:border-top="none"/>
    </style:style>
    <style:style style:name="ce24" style:family="table-cell" style:parent-style-name="Default" style:data-style-name="N4">
      <style:table-cell-properties fo:border-bottom="0.06pt solid #000000" fo:background-color="transparent" fo:border-left="none" fo:border-right="0.06pt solid #000000" fo:border-top="none"/>
    </style:style>
    <style:style style:name="ce25" style:family="table-cell" style:parent-style-name="Default" style:data-style-name="N2"/>
    <style:style style:name="ce26" style:family="table-cell" style:parent-style-name="Default" style:data-style-name="N2">
      <style:table-cell-properties fo:background-color="#cccccc"/>
    </style:style>
    <style:style style:name="ce27" style:family="table-cell" style:parent-style-name="Default" style:data-style-name="N2">
      <style:table-cell-properties fo:background-color="transparent"/>
    </style:style>
    <style:style style:name="ce28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29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0" style:family="table-cell" style:parent-style-name="Default" style:data-style-name="N99"/>
    <style:style style:name="ce31" style:family="table-cell" style:parent-style-name="Default">
      <style:table-cell-properties fo:background-color="#cccccc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 style:data-style-name="N2">
      <style:table-cell-properties fo:border-bottom="0.06pt solid #000000" fo:background-color="#cccccc" fo:border-left="none" fo:border-right="0.06pt solid #000000" fo:border-top="0.06pt solid #000000"/>
    </style:style>
    <style:style style:name="ce34" style:family="table-cell" style:parent-style-name="Default" style:data-style-name="N2">
      <style:table-cell-properties fo:border-bottom="0.06pt solid #000000" fo:background-color="transparent" fo:border-left="none" fo:border-right="0.06pt solid #000000" fo:border-top="0.06pt solid #000000"/>
    </style:style>
    <style:style style:name="ce35" style:family="table-cell" style:parent-style-name="Default" style:data-style-name="N2">
      <style:text-properties style:font-name="Liberation Sans" style:font-name-asian="WenQuanYi Zen Hei" style:font-name-complex="Lohit Hindi"/>
    </style:style>
    <style:style style:name="ce36" style:family="table-cell" style:parent-style-name="Default" style:data-style-name="N2">
      <style:table-cell-properties fo:background-color="#cccccc"/>
      <style:text-properties style:font-name="Liberation Sans" style:font-name-asian="WenQuanYi Zen Hei" style:font-name-complex="Lohit Hindi"/>
    </style:style>
    <style:style style:name="ce37" style:family="table-cell" style:parent-style-name="Default" style:data-style-name="N2">
      <style:table-cell-properties fo:background-color="transparent"/>
      <style:text-properties style:font-name="Liberation Sans" style:font-name-asian="WenQuanYi Zen Hei" style:font-name-complex="Lohit Hindi"/>
    </style:style>
    <style:style style:name="ce38" style:family="table-cell" style:parent-style-name="Default" style:data-style-name="N4">
      <style:table-cell-properties fo:border-bottom="0.06pt solid #000000" fo:background-color="transparent" fo:border-left="none" fo:border-right="0.06pt solid #000000" fo:border-top="0.06pt solid #000000"/>
    </style:style>
    <style:style style:name="ce39" style:family="table-cell" style:parent-style-name="Default" style:data-style-name="N1"/>
    <style:style style:name="ce40" style:family="table-cell" style:parent-style-name="Default" style:data-style-name="N1">
      <style:table-cell-properties fo:background-color="#cccccc"/>
    </style:style>
    <style:style style:name="ce41" style:family="table-cell" style:parent-style-name="Default" style:data-style-name="N11"/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</office:automatic-styles>
  <office:body>
    <office:spreadsheet>
      <table:table table:name="Pk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Pacotes</text:p>
          </table:table-cell>
          <table:table-cell table:style-name="ce9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2113.45161290323" calcext:value-type="float">
            <text:p>2.113</text:p>
          </table:table-cell>
          <table:table-cell table:style-name="ce18" office:value-type="float" office:value="17.3233738762559" calcext:value-type="float">
            <text:p>17</text:p>
          </table:table-cell>
          <table:table-cell table:style-name="ce25"/>
          <table:table-cell table:style-name="ce30"/>
          <table:table-cell table:style-name="ce25"/>
          <table:table-cell table:number-columns-repeated="1017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1" office:value-type="float" office:value="1724.74193548387" calcext:value-type="float">
            <text:p>1.725</text:p>
          </table:table-cell>
          <table:table-cell table:style-name="ce11" office:value-type="float" office:value="14.137228979376" calcext:value-type="float">
            <text:p>14</text:p>
          </table:table-cell>
          <table:table-cell table:style-name="ce26"/>
          <table:table-cell table:style-name="ce31"/>
          <table:table-cell table:style-name="ce26"/>
          <table:table-cell table:style-name="ce31" table:number-columns-repeated="1017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9233.4516129032" calcext:value-type="float">
            <text:p>19.233</text:p>
          </table:table-cell>
          <table:table-cell table:style-name="ce18" office:value-type="float" office:value="157.651242728715" calcext:value-type="float">
            <text:p>158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1" office:value-type="float" office:value="24754.2580645161" calcext:value-type="float">
            <text:p>24.754</text:p>
          </table:table-cell>
          <table:table-cell table:style-name="ce19" office:value-type="float" office:value="202.903754627181" calcext:value-type="float">
            <text:p>203</text:p>
          </table:table-cell>
          <table:table-cell table:style-name="ce26"/>
          <table:table-cell table:style-name="ce31"/>
          <table:table-cell table:style-name="ce26"/>
          <table:table-cell table:style-name="ce31" table:number-columns-repeated="2"/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x</text:p>
          </table:table-cell>
          <table:table-cell table:style-name="ce31"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0167.84375" calcext:value-type="float">
            <text:p>10.168</text:p>
          </table:table-cell>
          <table:table-cell table:style-name="ce18" office:value-type="float" office:value="85.4440651260504" calcext:value-type="float">
            <text:p>85</text:p>
          </table:table-cell>
          <table:table-cell table:style-name="ce25" table:formula="of:=IF([.C2]&gt;[.C6]; ((1-([.C6]/[.C2]))*100) ; (([.C6]/[.C2])*100)-100 )" office:value-type="float" office:value="381.101326754887" calcext:value-type="float">
            <text:p>381,10</text:p>
          </table:table-cell>
          <table:table-cell table:formula="of:=IF([.C2]&gt;[.C6];&quot;-&quot;; &quot;+&quot;)" office:value-type="string" office:string-value="+" calcext:value-type="string">
            <text:p>+</text:p>
          </table:table-cell>
          <table:table-cell table:style-name="ce35" table:formula="of:=IF([.D2]&gt;[.D6]; ((1-([.D6]/[.D2]))*100) ; (([.D6]/[.D2])*100)-100 )" office:value-type="float" office:value="393.229931631063" calcext:value-type="float">
            <text:p>393,23</text:p>
          </table:table-cell>
          <table:table-cell table:formula="of:=IF([.D2]&gt;[.D6];&quot;-&quot;; &quot;+&quot;)" office:value-type="string" office:string-value="+" calcext:value-type="string">
            <text:p>+</text:p>
          </table:table-cell>
          <table:table-cell table:number-columns-repeated="2"/>
          <table:table-cell table:formula="of:=([.J5]*[.K4])/[.J4]"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1" office:value-type="float" office:value="10082.15625" calcext:value-type="float">
            <text:p>10.082</text:p>
          </table:table-cell>
          <table:table-cell table:style-name="ce11" office:value-type="float" office:value="84.7240021008403" calcext:value-type="float">
            <text:p>85</text:p>
          </table:table-cell>
          <table:table-cell table:style-name="ce26" table:formula="of:=IF([.C3]&gt;[.C7]; ((1-([.C7]/[.C3]))*100) ; (([.C7]/[.C3])*100)-100 )" office:value-type="float" office:value="484.560277834927" calcext:value-type="float">
            <text:p>484,56</text:p>
          </table:table-cell>
          <table:table-cell table:style-name="ce31" table:formula="of:=IF([.C3]&gt;[.C7];&quot;-&quot;; &quot;+&quot;)" office:value-type="string" office:string-value="+" calcext:value-type="string">
            <text:p>+</text:p>
          </table:table-cell>
          <table:table-cell table:style-name="ce36" table:formula="of:=IF([.D3]&gt;[.D7]; ((1-([.D7]/[.D3]))*100) ; (([.D7]/[.D3])*100)-100 )" office:value-type="float" office:value="499.297091561857" calcext:value-type="float">
            <text:p>499,30</text:p>
          </table:table-cell>
          <table:table-cell table:style-name="ce31" table:formula="of:=IF([.D3]&gt;[.D7];&quot;-&quot;; &quot;+&quot;)" office:value-type="string" office:string-value="+" calcext:value-type="string">
            <text:p>+</text:p>
          </table:table-cell>
          <table:table-cell table:style-name="ce31"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9980.90625" calcext:value-type="float">
            <text:p>19.981</text:p>
          </table:table-cell>
          <table:table-cell table:style-name="ce18" office:value-type="float" office:value="167.906775210084" calcext:value-type="float">
            <text:p>168</text:p>
          </table:table-cell>
          <table:table-cell table:style-name="ce25" table:formula="of:=IF([.C4]&gt;[.C8]; ((1-([.C8]/[.C4]))*100) ; (([.C8]/[.C4])*100)-100 )" office:value-type="float" office:value="3.88622204760871" calcext:value-type="float">
            <text:p>3,89</text:p>
          </table:table-cell>
          <table:table-cell table:formula="of:=IF([.C4]&gt;[.C8];&quot;-&quot;; &quot;+&quot;)" office:value-type="string" office:string-value="+" calcext:value-type="string">
            <text:p>+</text:p>
          </table:table-cell>
          <table:table-cell table:style-name="ce35" table:formula="of:=IF([.D4]&gt;[.D8]; ((1-([.D8]/[.D4]))*100) ; (([.D8]/[.D4])*100)-100 )" office:value-type="float" office:value="6.50520243536337" calcext:value-type="float">
            <text:p>6,51</text:p>
          </table:table-cell>
          <table:table-cell table:formula="of:=IF([.D4]&gt;[.D8];&quot;-&quot;; &quot;+&quot;)" office:value-type="string" office:string-value="+" calcext:value-type="string">
            <text:p>+</text:p>
          </table:table-cell>
          <table:table-cell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1" office:value-type="float" office:value="7811.625" calcext:value-type="float">
            <text:p>7.812</text:p>
          </table:table-cell>
          <table:table-cell table:style-name="ce19" office:value-type="float" office:value="65.6439075630252" calcext:value-type="float">
            <text:p>66</text:p>
          </table:table-cell>
          <table:table-cell table:style-name="ce26" table:formula="of:=IF([.C5]&gt;[.C9]; ((1-([.C9]/[.C5]))*100) ; (([.C9]/[.C5])*100)-100 )" office:value-type="float" office:value="68.4433078961977" calcext:value-type="float">
            <text:p>68,44</text:p>
          </table:table-cell>
          <table:table-cell table:style-name="ce31" table:formula="of:=IF([.C5]&gt;[.C9];&quot;-&quot;; &quot;+&quot;)" office:value-type="string" office:string-value="-" calcext:value-type="string">
            <text:p>-</text:p>
          </table:table-cell>
          <table:table-cell table:style-name="ce36" table:formula="of:=IF([.D5]&gt;[.D9]; ((1-([.D9]/[.D5]))*100) ; (([.D9]/[.D5])*100)-100 )" office:value-type="float" office:value="67.6477610364379" calcext:value-type="float">
            <text:p>67,65</text:p>
          </table:table-cell>
          <table:table-cell table:style-name="ce31" table:formula="of:=IF([.D5]&gt;[.D9];&quot;-&quot;; &quot;+&quot;)" office:value-type="string" office:string-value="-" calcext:value-type="string">
            <text:p>-</text:p>
          </table:table-cell>
          <table:table-cell table:style-name="ce31" table:number-columns-repeated="1016"/>
        </table:table-row>
        <table:table-row table:style-name="ro1">
          <table:table-cell table:number-columns-repeated="7"/>
          <table:table-cell table:style-name="ce10"/>
          <table:table-cell table:style-name="ce39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ce39"/>
          <table:table-cell table:number-columns-repeated="1015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Bytes</text:p>
          </table:table-cell>
          <table:table-cell table:style-name="ce9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bytes%</text:p>
          </table:table-cell>
          <table:table-cell/>
          <table:table-cell table:style-name="ce39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1" table:number-rows-spanned="4">
            <text:p>Sem</text:p>
          </table:table-cell>
          <table:table-cell table:style-name="ce3" office:value-type="string" calcext:value-type="string">
            <text:p>Cliente</text:p>
          </table:table-cell>
          <table:table-cell table:style-name="ce11" office:value-type="float" office:value="1588357.38709677" calcext:value-type="float">
            <text:p>1.588.357</text:p>
          </table:table-cell>
          <table:table-cell table:style-name="ce11" office:value-type="float" office:value="13019.3228450555" calcext:value-type="float">
            <text:p>13.019</text:p>
          </table:table-cell>
          <table:table-cell table:style-name="ce26"/>
          <table:table-cell table:style-name="ce31"/>
          <table:table-cell table:style-name="ce26"/>
          <table:table-cell table:style-name="ce31"/>
          <table:table-cell table:style-name="ce40"/>
          <table:table-cell table:style-name="ce31" table:number-columns-repeated="1015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570538.41935484" calcext:value-type="float">
            <text:p>1.570.538</text:p>
          </table:table-cell>
          <table:table-cell table:style-name="ce10" office:value-type="float" office:value="12873.2657324167" calcext:value-type="float">
            <text:p>12.873</text:p>
          </table:table-cell>
          <table:table-cell table:style-name="ce25"/>
          <table:table-cell/>
          <table:table-cell table:style-name="ce25"/>
          <table:table-cell/>
          <table:table-cell table:style-name="ce39"/>
          <table:table-cell table:number-columns-repeated="1015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office:value-type="float" office:value="19816648.7741936" calcext:value-type="float">
            <text:p>19.816.649</text:p>
          </table:table-cell>
          <table:table-cell table:style-name="ce11" office:value-type="float" office:value="162431.547329456" calcext:value-type="float">
            <text:p>162.432</text:p>
          </table:table-cell>
          <table:table-cell table:style-name="ce26"/>
          <table:table-cell table:style-name="ce31"/>
          <table:table-cell table:style-name="ce26"/>
          <table:table-cell table:style-name="ce31" table:number-columns-repeated="1017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4388267.0967742" calcext:value-type="float">
            <text:p>14.388.267</text:p>
          </table:table-cell>
          <table:table-cell table:style-name="ce10" office:value-type="float" office:value="117936.615547329" calcext:value-type="float">
            <text:p>117.937</text:p>
          </table:table-cell>
          <table:table-cell table:style-name="ce25"/>
          <table:table-cell/>
          <table:table-cell table:style-name="ce25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4">
            <text:p>Com</text:p>
          </table:table-cell>
          <table:table-cell table:style-name="ce3" office:value-type="string" calcext:value-type="string">
            <text:p>Cliente</text:p>
          </table:table-cell>
          <table:table-cell table:style-name="ce11" office:value-type="float" office:value="10075635" calcext:value-type="float">
            <text:p>10.075.635</text:p>
          </table:table-cell>
          <table:table-cell table:style-name="ce19" office:value-type="float" office:value="84669.2016806723" calcext:value-type="float">
            <text:p>84.669</text:p>
          </table:table-cell>
          <table:table-cell table:style-name="ce26" table:formula="of:=IF([.C14]&gt;[.C18]; ((1-([.C18]/[.C14]))*100) ; (([.C18]/[.C14])*100)-100 )" office:value-type="float" office:value="534.343069251967" calcext:value-type="float">
            <text:p>534,34</text:p>
          </table:table-cell>
          <table:table-cell table:style-name="ce31" table:formula="of:=IF([.C14]&gt;[.C18];&quot;-&quot;; &quot;+&quot;)" office:value-type="string" office:string-value="+" calcext:value-type="string">
            <text:p>+</text:p>
          </table:table-cell>
          <table:table-cell table:style-name="ce36" table:formula="of:=IF([.D14]&gt;[.D18]; ((1-([.D18]/[.D14]))*100) ; (([.D18]/[.D14])*100)-100 )" office:value-type="float" office:value="550.334911333949" calcext:value-type="float">
            <text:p>550,33</text:p>
          </table:table-cell>
          <table:table-cell table:style-name="ce31" table:formula="of:=IF([.D14]&gt;[.D18];&quot;-&quot;; &quot;+&quot;)" office:value-type="string" office:string-value="+" calcext:value-type="string">
            <text:p>+</text:p>
          </table:table-cell>
          <table:table-cell table:style-name="ce31" table:number-columns-repeated="1016"/>
        </table:table-row>
        <table:table-row table:style-name="ro1">
          <table:covered-table-cell table:style-name="ce6"/>
          <table:table-cell table:style-name="ce6" office:value-type="string" calcext:value-type="string">
            <text:p>Servidor</text:p>
          </table:table-cell>
          <table:table-cell table:style-name="ce13" office:value-type="float" office:value="10072328.5" calcext:value-type="float">
            <text:p>10.072.329</text:p>
          </table:table-cell>
          <table:table-cell table:style-name="ce13" office:value-type="float" office:value="84641.4159663866" calcext:value-type="float">
            <text:p>84.641</text:p>
          </table:table-cell>
          <table:table-cell table:style-name="ce27" table:formula="of:=IF([.C15]&gt;[.C19]; ((1-([.C19]/[.C15]))*100) ; (([.C19]/[.C15])*100)-100 )" office:value-type="float" office:value="541.32964694602" calcext:value-type="float">
            <text:p>541,33</text:p>
          </table:table-cell>
          <table:table-cell table:style-name="ce32" table:formula="of:=IF([.C15]&gt;[.C19];&quot;-&quot;; &quot;+&quot;)" office:value-type="string" office:string-value="+" calcext:value-type="string">
            <text:p>+</text:p>
          </table:table-cell>
          <table:table-cell table:style-name="ce37" table:formula="of:=IF([.D15]&gt;[.D19]; ((1-([.D19]/[.D15]))*100) ; (([.D19]/[.D15])*100)-100 )" office:value-type="float" office:value="557.497621238778" calcext:value-type="float">
            <text:p>557,50</text:p>
          </table:table-cell>
          <table:table-cell table:style-name="ce32" table:formula="of:=IF([.D15]&gt;[.D19];&quot;-&quot;; &quot;+&quot;)" office:value-type="string" office:string-value="+" calcext:value-type="string">
            <text:p>+</text:p>
          </table:table-cell>
          <table:table-cell table:style-name="ce32"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office:value-type="float" office:value="20703898.625" calcext:value-type="float">
            <text:p>20.703.899</text:p>
          </table:table-cell>
          <table:table-cell table:style-name="ce19" office:value-type="float" office:value="173982.341386555" calcext:value-type="float">
            <text:p>173.982</text:p>
          </table:table-cell>
          <table:table-cell table:style-name="ce26" table:formula="of:=IF([.C16]&gt;[.C20]; ((1-([.C20]/[.C16]))*100) ; (([.C20]/[.C16])*100)-100 )" office:value-type="float" office:value="4.47729513156547" calcext:value-type="float">
            <text:p>4,48</text:p>
          </table:table-cell>
          <table:table-cell table:style-name="ce31" table:formula="of:=IF([.C16]&gt;[.C20];&quot;-&quot;; &quot;+&quot;)" office:value-type="string" office:string-value="+" calcext:value-type="string">
            <text:p>+</text:p>
          </table:table-cell>
          <table:table-cell table:style-name="ce36" table:formula="of:=IF([.D16]&gt;[.D20]; ((1-([.D20]/[.D16]))*100) ; (([.D20]/[.D16])*100)-100 )" office:value-type="float" office:value="7.11117652143693" calcext:value-type="float">
            <text:p>7,11</text:p>
          </table:table-cell>
          <table:table-cell table:style-name="ce31" table:formula="of:=IF([.D16]&gt;[.D20];&quot;-&quot;; &quot;+&quot;)" office:value-type="string" office:string-value="+" calcext:value-type="string">
            <text:p>+</text:p>
          </table:table-cell>
          <table:table-cell table:style-name="ce31" table:number-columns-repeated="1016"/>
        </table:table-row>
        <table:table-row table:style-name="ro1">
          <table:covered-table-cell table:style-name="ce6"/>
          <table:table-cell table:style-name="ce6" office:value-type="string" calcext:value-type="string">
            <text:p>Vítima</text:p>
          </table:table-cell>
          <table:table-cell table:style-name="ce13" office:value-type="float" office:value="4444277.5" calcext:value-type="float">
            <text:p>4.444.278</text:p>
          </table:table-cell>
          <table:table-cell table:style-name="ce20" office:value-type="float" office:value="37346.8697478992" calcext:value-type="float">
            <text:p>37.347</text:p>
          </table:table-cell>
          <table:table-cell table:style-name="ce27" table:formula="of:=IF([.C17]&gt;[.C21]; ((1-([.C21]/[.C17]))*100) ; (([.C21]/[.C17])*100)-100 )" office:value-type="float" office:value="69.1117945607474" calcext:value-type="float">
            <text:p>69,11</text:p>
          </table:table-cell>
          <table:table-cell table:style-name="ce32" table:formula="of:=IF([.C17]&gt;[.C21];&quot;-&quot;; &quot;+&quot;)" office:value-type="string" office:string-value="-" calcext:value-type="string">
            <text:p>-</text:p>
          </table:table-cell>
          <table:table-cell table:style-name="ce37" table:formula="of:=IF([.D17]&gt;[.D21]; ((1-([.D21]/[.D17]))*100) ; (([.D21]/[.D17])*100)-100 )" office:value-type="float" office:value="68.3331003059762" calcext:value-type="float">
            <text:p>68,33</text:p>
          </table:table-cell>
          <table:table-cell table:style-name="ce32" table:formula="of:=IF([.D17]&gt;[.D21];&quot;-&quot;; &quot;+&quot;)" office:value-type="string" office:string-value="-" calcext:value-type="string">
            <text:p>-</text:p>
          </table:table-cell>
          <table:table-cell table:style-name="ce32"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" table:number-rows-spanned="2">
            <text:p>\ofidps</text:p>
          </table:table-cell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2" table:number-rows-spanned="1">
            <text:p>Quantidade Total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Bps</text:p>
          </table:table-cell>
          <table:table-cell table:style-name="ce7" office:value-type="string" calcext:value-type="string" table:number-columns-spanned="1" table:number-rows-spanned="2">
            <text:p>Pps</text:p>
          </table:table-cell>
          <table:table-cell table:number-columns-repeated="1018"/>
        </table:table-row>
        <table:table-row table:style-name="ro1">
          <table:covered-table-cell table:number-columns-repeated="2" table:style-name="ce1"/>
          <table:table-cell table:style-name="ce9" office:value-type="string" calcext:value-type="string">
            <text:p>Bytes</text:p>
          </table:table-cell>
          <table:table-cell table:style-name="ce9" office:value-type="string" calcext:value-type="string">
            <text:p>Pacotes</text:p>
          </table:table-cell>
          <table:covered-table-cell table:number-columns-repeated="2" table:style-name="ce1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4">
            <text:p>Sem</text:p>
          </table:table-cell>
          <table:table-cell table:style-name="ce3" office:value-type="string" calcext:value-type="string">
            <text:p>Cliente</text:p>
          </table:table-cell>
          <table:table-cell table:style-name="ce11" table:formula="of:=[.C14]" office:value-type="float" office:value="1588357.38709677" calcext:value-type="float">
            <text:p>1.588.357</text:p>
          </table:table-cell>
          <table:table-cell table:style-name="ce11" table:formula="of:=[.C2]" office:value-type="float" office:value="2113.45161290323" calcext:value-type="float">
            <text:p>2.113</text:p>
          </table:table-cell>
          <table:table-cell table:style-name="ce11" table:formula="of:=[.D14]" office:value-type="float" office:value="13019.3228450555" calcext:value-type="float">
            <text:p>13.019</text:p>
          </table:table-cell>
          <table:table-cell table:style-name="ce11" table:formula="of:=[.D2]" office:value-type="float" office:value="17.3233738762559" calcext:value-type="float">
            <text:p>17</text:p>
          </table:table-cell>
          <table:table-cell table:style-name="ce31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5]" office:value-type="float" office:value="1570538.41935484" calcext:value-type="float">
            <text:p>1.570.538</text:p>
          </table:table-cell>
          <table:table-cell table:style-name="ce10" table:formula="of:=[.C3]" office:value-type="float" office:value="1724.74193548387" calcext:value-type="float">
            <text:p>1.725</text:p>
          </table:table-cell>
          <table:table-cell table:style-name="ce10" table:formula="of:=[.D15]" office:value-type="float" office:value="12873.2657324167" calcext:value-type="float">
            <text:p>12.873</text:p>
          </table:table-cell>
          <table:table-cell table:style-name="ce10" table:formula="of:=[.D3]" office:value-type="float" office:value="14.137228979376" calcext:value-type="float">
            <text:p>14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table:formula="of:=[.C16]" office:value-type="float" office:value="19816648.7741936" calcext:value-type="float">
            <text:p>19.816.649</text:p>
          </table:table-cell>
          <table:table-cell table:style-name="ce11" table:formula="of:=[.C4]" office:value-type="float" office:value="19233.4516129032" calcext:value-type="float">
            <text:p>19.233</text:p>
          </table:table-cell>
          <table:table-cell table:style-name="ce11" table:formula="of:=[.D16]" office:value-type="float" office:value="162431.547329456" calcext:value-type="float">
            <text:p>162.432</text:p>
          </table:table-cell>
          <table:table-cell table:style-name="ce11" table:formula="of:=[.D4]" office:value-type="float" office:value="157.651242728715" calcext:value-type="float">
            <text:p>158</text:p>
          </table:table-cell>
          <table:table-cell table:style-name="ce31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17]" office:value-type="float" office:value="14388267.0967742" calcext:value-type="float">
            <text:p>14.388.267</text:p>
          </table:table-cell>
          <table:table-cell table:style-name="ce10" table:formula="of:=[.C5]" office:value-type="float" office:value="24754.2580645161" calcext:value-type="float">
            <text:p>24.754</text:p>
          </table:table-cell>
          <table:table-cell table:style-name="ce10" table:formula="of:=[.D17]" office:value-type="float" office:value="117936.615547329" calcext:value-type="float">
            <text:p>117.937</text:p>
          </table:table-cell>
          <table:table-cell table:style-name="ce10" table:formula="of:=[.D5]" office:value-type="float" office:value="202.903754627181" calcext:value-type="float">
            <text:p>20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4">
            <text:p>Com</text:p>
          </table:table-cell>
          <table:table-cell table:style-name="ce3" office:value-type="string" calcext:value-type="string">
            <text:p>Cliente</text:p>
          </table:table-cell>
          <table:table-cell table:style-name="ce11" table:formula="of:=[.C18]" office:value-type="float" office:value="10075635" calcext:value-type="float">
            <text:p>10.075.635</text:p>
          </table:table-cell>
          <table:table-cell table:style-name="ce19" table:formula="of:=[.C6]" office:value-type="float" office:value="10167.84375" calcext:value-type="float">
            <text:p>10.168</text:p>
          </table:table-cell>
          <table:table-cell table:style-name="ce11" table:formula="of:=[.D18]" office:value-type="float" office:value="84669.2016806723" calcext:value-type="float">
            <text:p>84.669</text:p>
          </table:table-cell>
          <table:table-cell table:style-name="ce11" table:formula="of:=[.D6]" office:value-type="float" office:value="85.4440651260504" calcext:value-type="float">
            <text:p>85</text:p>
          </table:table-cell>
          <table:table-cell table:style-name="ce31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9]" office:value-type="float" office:value="10072328.5" calcext:value-type="float">
            <text:p>10.072.329</text:p>
          </table:table-cell>
          <table:table-cell table:style-name="ce10" table:formula="of:=[.C7]" office:value-type="float" office:value="10082.15625" calcext:value-type="float">
            <text:p>10.082</text:p>
          </table:table-cell>
          <table:table-cell table:style-name="ce10" table:formula="of:=[.D19]" office:value-type="float" office:value="84641.4159663866" calcext:value-type="float">
            <text:p>84.641</text:p>
          </table:table-cell>
          <table:table-cell table:style-name="ce10" table:formula="of:=[.D7]" office:value-type="float" office:value="84.7240021008403" calcext:value-type="float">
            <text:p>85</text:p>
          </table:table-cell>
          <table:table-cell table:style-name="ce25" office:value-type="string" calcext:value-type="string">
            <text:p>atacante/vitima</text:p>
          </table:table-cell>
          <table:table-cell/>
          <table:table-cell table:style-name="ce35"/>
          <table:table-cell table:number-columns-repeated="1015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table:formula="of:=[.C20]" office:value-type="float" office:value="20703898.625" calcext:value-type="float">
            <text:p>20.703.899</text:p>
          </table:table-cell>
          <table:table-cell table:style-name="ce19" table:formula="of:=[.C8]" office:value-type="float" office:value="19980.90625" calcext:value-type="float">
            <text:p>19.981</text:p>
          </table:table-cell>
          <table:table-cell table:style-name="ce11" table:formula="of:=[.D20]" office:value-type="float" office:value="173982.341386555" calcext:value-type="float">
            <text:p>173.982</text:p>
          </table:table-cell>
          <table:table-cell table:style-name="ce11" table:formula="of:=[.D8]" office:value-type="float" office:value="167.906775210084" calcext:value-type="float">
            <text:p>168</text:p>
          </table:table-cell>
          <table:table-cell table:style-name="ce26" office:value-type="string" calcext:value-type="string">
            <text:p>bytes%</text:p>
          </table:table-cell>
          <table:table-cell table:style-name="ce31"/>
          <table:table-cell table:style-name="ce36" office:value-type="string" calcext:value-type="string">
            <text:p>pkts%</text:p>
          </table:table-cell>
          <table:table-cell table:style-name="ce31"/>
          <table:table-cell table:style-name="ce31" office:value-type="string" calcext:value-type="string">
            <text:p>Bps%</text:p>
          </table:table-cell>
          <table:table-cell table:style-name="ce31"/>
          <table:table-cell table:style-name="ce31" office:value-type="string" calcext:value-type="string">
            <text:p>pps%</text:p>
          </table:table-cell>
          <table:table-cell table:style-name="ce31" table:number-columns-repeated="1011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21]" office:value-type="float" office:value="4444277.5" calcext:value-type="float">
            <text:p>4.444.278</text:p>
          </table:table-cell>
          <table:table-cell table:style-name="ce18" table:formula="of:=[.C9]" office:value-type="float" office:value="7811.625" calcext:value-type="float">
            <text:p>7.812</text:p>
          </table:table-cell>
          <table:table-cell table:style-name="ce10" table:formula="of:=[.D21]" office:value-type="float" office:value="37346.8697478992" calcext:value-type="float">
            <text:p>37.347</text:p>
          </table:table-cell>
          <table:table-cell table:style-name="ce10" table:formula="of:=[.D9]" office:value-type="float" office:value="65.6439075630252" calcext:value-type="float">
            <text:p>66</text:p>
          </table:table-cell>
          <table:table-cell table:style-name="ce35" table:formula="of:=IF([.C$33]&gt;[.C$34]; ((1-([.C$34]/[.C$33]))*100) ; (([.C$34]/[.C$33])*100)-100 )" office:value-type="float" office:value="78.5341032599844" calcext:value-type="float">
            <text:p>78,53</text:p>
          </table:table-cell>
          <table:table-cell table:formula="of:=IF([.C$33]&gt;[.C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.D$33]&gt;[.D$34]; ((1-([.D$34]/[.D$33]))*100) ; (([.D$34]/[.D$33])*100)-100 )" office:value-type="float" office:value="60.9045510635935" calcext:value-type="float">
            <text:p>60,90</text:p>
          </table:table-cell>
          <table:table-cell table:formula="of:=IF([.D$33]&gt;[.D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.E$33]&gt;[.E$34]; ((1-([.E$34]/[.E$33]))*100) ; (([.E$34]/[.E$33])*100)-100 )" office:value-type="float" office:value="78.5341032599845" calcext:value-type="float">
            <text:p>78,53</text:p>
          </table:table-cell>
          <table:table-cell table:formula="of:=IF([.E$33]&gt;[.E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.F$33]&gt;[.F$34]; ((1-([.F$34]/[.F$33]))*100) ; (([.F$34]/[.F$33])*100)-100 )" office:value-type="float" office:value="60.9045510635935" calcext:value-type="float">
            <text:p>60,90</text:p>
          </table:table-cell>
          <table:table-cell table:formula="of:=IF([.F$33]&gt;[.F$34];&quot;DIMINUIU&quot;; &quot;AUMENTOU&quot;)" office:value-type="string" office:string-value="DIMINUIU" calcext:value-type="string">
            <text:p>DIMINUIU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4" table:number-rows-spanned="1">
            <text:p>Quantidade Total</text:p>
          </table:table-cell>
          <table:covered-table-cell table:style-name="ce21"/>
          <table:covered-table-cell table:number-columns-repeated="2" table:style-name="ce8"/>
          <table:table-cell table:style-name="ce7" office:value-type="string" calcext:value-type="string" table:number-columns-spanned="2" table:number-rows-spanned="2">
            <text:p>Bps</text:p>
          </table:table-cell>
          <table:covered-table-cell table:style-name="ce8"/>
          <table:table-cell table:style-name="ce7" office:value-type="string" calcext:value-type="string" table:number-columns-spanned="2" table:number-rows-spanned="2">
            <text:p>Pps</text:p>
          </table:table-cell>
          <table:covered-table-cell table:style-name="ce8"/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14" office:value-type="string" calcext:value-type="string" table:number-columns-spanned="2" table:number-rows-spanned="1">
            <text:p>Bytes</text:p>
          </table:table-cell>
          <table:covered-table-cell table:style-name="ce21"/>
          <table:table-cell table:style-name="ce7" office:value-type="string" calcext:value-type="string" table:number-columns-spanned="2" table:number-rows-spanned="1">
            <text:p>Pacotes</text:p>
          </table:table-cell>
          <table:covered-table-cell table:number-columns-repeated="5" table:style-name="ce8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Cliente</text:p>
          </table:table-cell>
          <table:table-cell table:style-name="ce15" table:formula="of:=[Pkts.F18]" office:value-type="string" office:string-value="+" calcext:value-type="string">
            <text:p>+</text:p>
          </table:table-cell>
          <table:table-cell table:style-name="ce22" table:formula="of:=[Pkts.E18]" office:value-type="float" office:value="534.343069251967" calcext:value-type="float">
            <text:p>534,34</text:p>
          </table:table-cell>
          <table:table-cell table:style-name="ce28" table:formula="of:=[Pkts.F6]" office:value-type="string" office:string-value="+" calcext:value-type="string">
            <text:p>+</text:p>
          </table:table-cell>
          <table:table-cell table:style-name="ce33" table:formula="of:=[Pkts.E6]" office:value-type="float" office:value="381.101326754887" calcext:value-type="float">
            <text:p>381,10</text:p>
          </table:table-cell>
          <table:table-cell table:style-name="ce28" table:formula="of:=[Pkts.H18]" office:value-type="string" office:string-value="+" calcext:value-type="string">
            <text:p>+</text:p>
          </table:table-cell>
          <table:table-cell table:style-name="ce22" table:formula="of:=[Pkts.G18]" office:value-type="float" office:value="550.334911333949" calcext:value-type="float">
            <text:p>550,33</text:p>
          </table:table-cell>
          <table:table-cell table:style-name="ce28" table:formula="of:=[Pkts.H6]" office:value-type="string" office:string-value="+" calcext:value-type="string">
            <text:p>+</text:p>
          </table:table-cell>
          <table:table-cell table:style-name="ce33" table:formula="of:=[Pkts.G6]" office:value-type="float" office:value="393.229931631063" calcext:value-type="float">
            <text:p>393,23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Servidor</text:p>
          </table:table-cell>
          <table:table-cell table:style-name="ce16" table:formula="of:=[Pkts.F19]" office:value-type="string" office:string-value="+" calcext:value-type="string">
            <text:p>+</text:p>
          </table:table-cell>
          <table:table-cell table:style-name="ce23" table:formula="of:=[Pkts.E19]" office:value-type="float" office:value="541.32964694602" calcext:value-type="float">
            <text:p>541,33</text:p>
          </table:table-cell>
          <table:table-cell table:style-name="ce29" table:formula="of:=[Pkts.F7]" office:value-type="string" office:string-value="+" calcext:value-type="string">
            <text:p>+</text:p>
          </table:table-cell>
          <table:table-cell table:style-name="ce34" table:formula="of:=[Pkts.E7]" office:value-type="float" office:value="484.560277834927" calcext:value-type="float">
            <text:p>484,56</text:p>
          </table:table-cell>
          <table:table-cell table:style-name="ce29" table:formula="of:=[Pkts.H19]" office:value-type="string" office:string-value="+" calcext:value-type="string">
            <text:p>+</text:p>
          </table:table-cell>
          <table:table-cell table:style-name="ce38" table:formula="of:=[Pkts.G19]" office:value-type="float" office:value="557.497621238778" calcext:value-type="float">
            <text:p>557,50</text:p>
          </table:table-cell>
          <table:table-cell table:style-name="ce29" table:formula="of:=[Pkts.H7]" office:value-type="string" office:string-value="+" calcext:value-type="string">
            <text:p>+</text:p>
          </table:table-cell>
          <table:table-cell table:style-name="ce34" table:formula="of:=[Pkts.G7]" office:value-type="float" office:value="499.297091561857" calcext:value-type="float">
            <text:p>499,30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tacante</text:p>
          </table:table-cell>
          <table:table-cell table:style-name="ce15" table:formula="of:=[Pkts.F20]" office:value-type="string" office:string-value="+" calcext:value-type="string">
            <text:p>+</text:p>
          </table:table-cell>
          <table:table-cell table:style-name="ce22" table:formula="of:=[Pkts.E20]" office:value-type="float" office:value="4.47729513156547" calcext:value-type="float">
            <text:p>4,48</text:p>
          </table:table-cell>
          <table:table-cell table:style-name="ce28" table:formula="of:=[Pkts.F8]" office:value-type="string" office:string-value="+" calcext:value-type="string">
            <text:p>+</text:p>
          </table:table-cell>
          <table:table-cell table:style-name="ce33" table:formula="of:=[Pkts.E8]" office:value-type="float" office:value="3.88622204760871" calcext:value-type="float">
            <text:p>3,89</text:p>
          </table:table-cell>
          <table:table-cell table:style-name="ce28" table:formula="of:=[Pkts.H20]" office:value-type="string" office:string-value="+" calcext:value-type="string">
            <text:p>+</text:p>
          </table:table-cell>
          <table:table-cell table:style-name="ce22" table:formula="of:=[Pkts.G20]" office:value-type="float" office:value="7.11117652143693" calcext:value-type="float">
            <text:p>7,11</text:p>
          </table:table-cell>
          <table:table-cell table:style-name="ce28" table:formula="of:=[Pkts.H8]" office:value-type="string" office:string-value="+" calcext:value-type="string">
            <text:p>+</text:p>
          </table:table-cell>
          <table:table-cell table:style-name="ce33" table:formula="of:=[Pkts.G8]" office:value-type="float" office:value="6.50520243536337" calcext:value-type="float">
            <text:p>6,51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Vítima</text:p>
          </table:table-cell>
          <table:table-cell table:style-name="ce17" table:formula="of:=[Pkts.F21]" office:value-type="string" office:string-value="-" calcext:value-type="string">
            <text:p>-</text:p>
          </table:table-cell>
          <table:table-cell table:style-name="ce24" table:formula="of:=[Pkts.E21]" office:value-type="float" office:value="69.1117945607474" calcext:value-type="float">
            <text:p>69,11</text:p>
          </table:table-cell>
          <table:table-cell table:style-name="ce29" table:formula="of:=[Pkts.F9]" office:value-type="string" office:string-value="-" calcext:value-type="string">
            <text:p>-</text:p>
          </table:table-cell>
          <table:table-cell table:style-name="ce34" table:formula="of:=[Pkts.E9]" office:value-type="float" office:value="68.4433078961977" calcext:value-type="float">
            <text:p>68,44</text:p>
          </table:table-cell>
          <table:table-cell table:style-name="ce29" table:formula="of:=[Pkts.H21]" office:value-type="string" office:string-value="-" calcext:value-type="string">
            <text:p>-</text:p>
          </table:table-cell>
          <table:table-cell table:style-name="ce38" table:formula="of:=[Pkts.G21]" office:value-type="float" office:value="68.3331003059762" calcext:value-type="float">
            <text:p>68,33</text:p>
          </table:table-cell>
          <table:table-cell table:style-name="ce29" table:formula="of:=[Pkts.H9]" office:value-type="string" office:string-value="-" calcext:value-type="string">
            <text:p>-</text:p>
          </table:table-cell>
          <table:table-cell table:style-name="ce34" table:formula="of:=[Pkts.G9]" office:value-type="float" office:value="67.6477610364379" calcext:value-type="float">
            <text:p>67,65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Pacotes</text:p>
          </table:table-cell>
          <table:table-cell table:style-name="ce9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style-name="ce25"/>
          <table:table-cell table:style-name="ce30"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8.9502008685937" calcext:value-type="float">
            <text:p>19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251.793495505024" calcext:value-type="float">
            <text:p>252</text:p>
          </table:table-cell>
          <table:table-cell table:style-name="ce25"/>
          <table:table-cell/>
          <table:table-cell table:style-name="ce25"/>
          <table:table-cell table:number-columns-repeated="2"/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217.322316234796" calcext:value-type="float">
            <text:p>217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1" calcext:value-type="float">
            <text:p>1</text:p>
          </table:table-cell>
          <table:table-cell table:style-name="ce25" table:formula="of:=IF([.C2]&gt;[.C6]; ((1-([.C6]/[.C2]))*100) ; (([.C6]/[.C2])*100)-100 )" office:value-type="float" office:value="9900" calcext:value-type="float">
            <text:p>9900,00</text:p>
          </table:table-cell>
          <table:table-cell table:formula="of:=IF([.C2]&gt;[.C6];&quot;DIMINUIU&quot;; &quot;AUMENTOU&quot;)" office:value-type="string" office:string-value="AUMENTOU" calcext:value-type="string">
            <text:p>AUMENTOU</text:p>
          </table:table-cell>
          <table:table-cell table:style-name="ce35" table:formula="of:=IF([.D2]&gt;[.D6]; ((1-([.D6]/[.D2]))*100) ; (([.D6]/[.D2])*100)-100 )" office:value-type="float" office:value="99" calcext:value-type="float">
            <text:p>99,00</text:p>
          </table:table-cell>
          <table:table-cell table:formula="of:=IF([.D2]&gt;[.D6];&quot;DIMINUIU&quot;; &quot;AUMENTOU&quot;)" office:value-type="string" office:string-value="DIMINUIU" calcext:value-type="string">
            <text:p>DIMINUIU</text:p>
          </table:table-cell>
          <table:table-cell table:number-columns-repeated="2"/>
          <table:table-cell table:formula="of:=([.J5]*[.K4])/[.J4]" office:value-type="float" office:value="200" calcext:value-type="float">
            <text:p>2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87.4295600593179" calcext:value-type="float">
            <text:p>87</text:p>
          </table:table-cell>
          <table:table-cell table:style-name="ce25" table:formula="of:=IF([.C3]&gt;[.C7]; ((1-([.C7]/[.C3]))*100) ; (([.C7]/[.C3])*100)-100 )" office:value-type="float" office:value="9900" calcext:value-type="float">
            <text:p>9900,00</text:p>
          </table:table-cell>
          <table:table-cell table:formula="of:=IF([.C3]&gt;[.C7];&quot;DIMINUIU&quot;; &quot;AUMENTOU&quot;)" office:value-type="string" office:string-value="AUMENTOU" calcext:value-type="string">
            <text:p>AUMENTOU</text:p>
          </table:table-cell>
          <table:table-cell table:style-name="ce35" table:formula="of:=IF([.D3]&gt;[.D7]; ((1-([.D7]/[.D3]))*100) ; (([.D7]/[.D3])*100)-100 )" office:value-type="float" office:value="361.364819642706" calcext:value-type="float">
            <text:p>361,36</text:p>
          </table:table-cell>
          <table:table-cell table:formula="of:=IF([.D3]&gt;[.D7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172.043252595156" calcext:value-type="float">
            <text:p>172</text:p>
          </table:table-cell>
          <table:table-cell table:style-name="ce25" table:formula="of:=IF([.C4]&gt;[.C8]; ((1-([.C8]/[.C4]))*100) ; (([.C8]/[.C4])*100)-100 )" office:value-type="float" office:value="9900" calcext:value-type="float">
            <text:p>9900,00</text:p>
          </table:table-cell>
          <table:table-cell table:formula="of:=IF([.C4]&gt;[.C8];&quot;DIMINUIU&quot;; &quot;AUMENTOU&quot;)" office:value-type="string" office:string-value="AUMENTOU" calcext:value-type="string">
            <text:p>AUMENTOU</text:p>
          </table:table-cell>
          <table:table-cell table:style-name="ce35" table:formula="of:=IF([.D4]&gt;[.D8]; ((1-([.D8]/[.D4]))*100) ; (([.D8]/[.D4])*100)-100 )" office:value-type="float" office:value="31.6728765172875" calcext:value-type="float">
            <text:p>31,67</text:p>
          </table:table-cell>
          <table:table-cell table:formula="of:=IF([.D4]&gt;[.D8];&quot;DIMINUIU&quot;; &quot;AUMENTOU&quot;)" office:value-type="string" office:string-value="DIMINUIU" calcext:value-type="string">
            <text:p>DIMINUIU</text:p>
          </table:table-cell>
          <table:table-cell table:number-columns-repeated="2"/>
          <table:table-cell office:value-type="string" calcext:value-type="string">
            <text:p>“=(<text:span text:style-name="T1">J5</text:span>*<text:span text:style-name="T2">K4</text:span>)/<text:span text:style-name="T3">J4”</text:span>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59.8843302026693" calcext:value-type="float">
            <text:p>60</text:p>
          </table:table-cell>
          <table:table-cell table:style-name="ce25" table:formula="of:=IF([.C5]&gt;[.C9]; ((1-([.C9]/[.C5]))*100) ; (([.C9]/[.C5])*100)-100 )" office:value-type="float" office:value="9900" calcext:value-type="float">
            <text:p>9900,00</text:p>
          </table:table-cell>
          <table:table-cell table:formula="of:=IF([.C5]&gt;[.C9];&quot;DIMINUIU&quot;; &quot;AUMENTOU&quot;)" office:value-type="string" office:string-value="AUMENTOU" calcext:value-type="string">
            <text:p>AUMENTOU</text:p>
          </table:table-cell>
          <table:table-cell table:style-name="ce35" table:formula="of:=IF([.D5]&gt;[.D9]; ((1-([.D9]/[.D5]))*100) ; (([.D9]/[.D5])*100)-100 )" office:value-type="float" office:value="72.4444634862211" calcext:value-type="float">
            <text:p>72,44</text:p>
          </table:table-cell>
          <table:table-cell table:formula="of:=IF([.D5]&gt;[.D9];&quot;DIMINUIU&quot;; &quot;AUMENTOU&quot;)" office:value-type="string" office:string-value="DIMINUIU" calcext:value-type="string">
            <text:p>DIMINUIU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0"/>
          <table:table-cell table:style-name="ce39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39"/>
          <table:table-cell table:number-columns-repeated="2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Bytes</text:p>
          </table:table-cell>
          <table:table-cell table:style-name="ce9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/>
          <table:table-cell table:style-name="ce39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" calcext:value-type="float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39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901.8030142782" calcext:value-type="float">
            <text:p>15.902</text:p>
          </table:table-cell>
          <table:table-cell table:style-name="ce25"/>
          <table:table-cell/>
          <table:table-cell table:style-name="ce25"/>
          <table:table-cell/>
          <table:table-cell table:style-name="ce39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2741.317821259" calcext:value-type="float">
            <text:p>152.741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17375.071390798" calcext:value-type="float">
            <text:p>117.375</text:p>
          </table:table-cell>
          <table:table-cell table:style-name="ce25"/>
          <table:table-cell/>
          <table:table-cell table:style-name="ce25"/>
          <table:table-cell table:number-columns-repeated="2"/>
          <table:table-cell table:style-name="ce41"/>
          <table:table-cell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style-name="ce25" table:formula="of:=IF([.C14]&gt;[.C18]; ((1-([.C18]/[.C14]))*100) ; (([.C18]/[.C14])*100)-100 )" office:value-type="float" office:value="99" calcext:value-type="float">
            <text:p>99,00</text:p>
          </table:table-cell>
          <table:table-cell table:formula="of:=IF([.C14]&gt;[.C18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4]&gt;[.D18]; ((1-([.D18]/[.D14]))*100) ; (([.D18]/[.D14])*100)-100 )" office:value-type="float" office:value="9900" calcext:value-type="float">
            <text:p>9900,00</text:p>
          </table:table-cell>
          <table:table-cell table:formula="of:=IF([.D14]&gt;[.D1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9012.3394448689" calcext:value-type="float">
            <text:p>89.012</text:p>
          </table:table-cell>
          <table:table-cell table:style-name="ce25" table:formula="of:=IF([.C15]&gt;[.C19]; ((1-([.C19]/[.C15]))*100) ; (([.C19]/[.C15])*100)-100 )" office:value-type="float" office:value="99" calcext:value-type="float">
            <text:p>99,00</text:p>
          </table:table-cell>
          <table:table-cell table:formula="of:=IF([.C15]&gt;[.C19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5]&gt;[.D19]; ((1-([.D19]/[.D15]))*100) ; (([.D19]/[.D15])*100)-100 )" office:value-type="float" office:value="459.762558779938" calcext:value-type="float">
            <text:p>459,76</text:p>
          </table:table-cell>
          <table:table-cell table:formula="of:=IF([.D15]&gt;[.D1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73510.28062134" calcext:value-type="float">
            <text:p>173.510</text:p>
          </table:table-cell>
          <table:table-cell table:style-name="ce25" table:formula="of:=IF([.C16]&gt;[.C20]; ((1-([.C20]/[.C16]))*100) ; (([.C20]/[.C16])*100)-100 )" office:value-type="float" office:value="99" calcext:value-type="float">
            <text:p>99,00</text:p>
          </table:table-cell>
          <table:table-cell table:formula="of:=IF([.C16]&gt;[.C20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6]&gt;[.D20]; ((1-([.D20]/[.D16]))*100) ; (([.D20]/[.D16])*100)-100 )" office:value-type="float" office:value="13.5974751929175" calcext:value-type="float">
            <text:p>13,60</text:p>
          </table:table-cell>
          <table:table-cell table:formula="of:=IF([.D16]&gt;[.D20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32608.1894576012" calcext:value-type="float">
            <text:p>32.608</text:p>
          </table:table-cell>
          <table:table-cell table:style-name="ce25" table:formula="of:=IF([.C17]&gt;[.C21]; ((1-([.C21]/[.C17]))*100) ; (([.C21]/[.C17])*100)-100 )" office:value-type="float" office:value="99" calcext:value-type="float">
            <text:p>99,00</text:p>
          </table:table-cell>
          <table:table-cell table:formula="of:=IF([.C17]&gt;[.C21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7]&gt;[.D21]; ((1-([.D21]/[.D17]))*100) ; (([.D21]/[.D17])*100)-100 )" office:value-type="float" office:value="72.2188118216066" calcext:value-type="float">
            <text:p>72,22</text:p>
          </table:table-cell>
          <table:table-cell table:formula="of:=IF([.D17]&gt;[.D21];&quot;DIMINUIU&quot;; &quot;AUMENTOU&quot;)" office:value-type="string" office:string-value="DIMINUIU" calcext:value-type="string">
            <text:p>DIMINUIU</text:p>
          </table:table-cell>
          <table:table-cell/>
          <table:table-cell table:style-name="ce41"/>
          <table:table-cell/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ilha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Pacotes</text:p>
          </table:table-cell>
          <table:table-cell table:style-name="ce9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7" calcext:value-type="float">
            <text:p>17</text:p>
          </table:table-cell>
          <table:table-cell table:style-name="ce25"/>
          <table:table-cell table:style-name="ce30"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8" calcext:value-type="float">
            <text:p>18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float" office:value="19" calcext:value-type="float">
            <text:p>19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float" office:value="20" calcext:value-type="float">
            <text:p>20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5" calcext:value-type="float">
            <text:p>5</text:p>
          </table:table-cell>
          <table:table-cell table:style-name="ce18" office:value-type="float" office:value="21" calcext:value-type="float">
            <text:p>21</text:p>
          </table:table-cell>
          <table:table-cell table:style-name="ce25" table:formula="of:=IF([.C2]&gt;[.C6]; ((1-([.C6]/[.C2]))*100) ; (([.C6]/[.C2])*100)-100 )" office:value-type="float" office:value="400" calcext:value-type="float">
            <text:p>400,00</text:p>
          </table:table-cell>
          <table:table-cell table:formula="of:=IF([.C2]&gt;[.C6];&quot;DIMINUIU&quot;; &quot;AUMENTOU&quot;)" office:value-type="string" office:string-value="AUMENTOU" calcext:value-type="string">
            <text:p>AUMENTOU</text:p>
          </table:table-cell>
          <table:table-cell table:style-name="ce35" table:formula="of:=IF([.D2]&gt;[.D6]; ((1-([.D6]/[.D2]))*100) ; (([.D6]/[.D2])*100)-100 )" office:value-type="float" office:value="23.5294117647059" calcext:value-type="float">
            <text:p>23,53</text:p>
          </table:table-cell>
          <table:table-cell table:formula="of:=IF([.D2]&gt;[.D6];&quot;DIMINUIU&quot;; &quot;AUMENTOU&quot;)" office:value-type="string" office:string-value="AUMENTOU" calcext:value-type="string">
            <text:p>AUMENTOU</text:p>
          </table:table-cell>
          <table:table-cell table:number-columns-repeated="2"/>
          <table:table-cell table:formula="of:=([.J5]*[.K4])/[.J4]" office:value-type="float" office:value="200" calcext:value-type="float">
            <text:p>2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2" calcext:value-type="float">
            <text:p>22</text:p>
          </table:table-cell>
          <table:table-cell table:style-name="ce25" table:formula="of:=IF([.C3]&gt;[.C7]; ((1-([.C7]/[.C3]))*100) ; (([.C7]/[.C3])*100)-100 )" office:value-type="float" office:value="200" calcext:value-type="float">
            <text:p>200,00</text:p>
          </table:table-cell>
          <table:table-cell table:formula="of:=IF([.C3]&gt;[.C7];&quot;DIMINUIU&quot;; &quot;AUMENTOU&quot;)" office:value-type="string" office:string-value="AUMENTOU" calcext:value-type="string">
            <text:p>AUMENTOU</text:p>
          </table:table-cell>
          <table:table-cell table:style-name="ce35" table:formula="of:=IF([.D3]&gt;[.D7]; ((1-([.D7]/[.D3]))*100) ; (([.D7]/[.D3])*100)-100 )" office:value-type="float" office:value="22.2222222222222" calcext:value-type="float">
            <text:p>22,22</text:p>
          </table:table-cell>
          <table:table-cell table:formula="of:=IF([.D3]&gt;[.D7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7" calcext:value-type="float">
            <text:p>7</text:p>
          </table:table-cell>
          <table:table-cell table:style-name="ce18" office:value-type="float" office:value="23" calcext:value-type="float">
            <text:p>23</text:p>
          </table:table-cell>
          <table:table-cell table:style-name="ce25" table:formula="of:=IF([.C4]&gt;[.C8]; ((1-([.C8]/[.C4]))*100) ; (([.C8]/[.C4])*100)-100 )" office:value-type="float" office:value="133.333333333333" calcext:value-type="float">
            <text:p>133,33</text:p>
          </table:table-cell>
          <table:table-cell table:formula="of:=IF([.C4]&gt;[.C8];&quot;DIMINUIU&quot;; &quot;AUMENTOU&quot;)" office:value-type="string" office:string-value="AUMENTOU" calcext:value-type="string">
            <text:p>AUMENTOU</text:p>
          </table:table-cell>
          <table:table-cell table:style-name="ce35" table:formula="of:=IF([.D4]&gt;[.D8]; ((1-([.D8]/[.D4]))*100) ; (([.D8]/[.D4])*100)-100 )" office:value-type="float" office:value="21.0526315789474" calcext:value-type="float">
            <text:p>21,05</text:p>
          </table:table-cell>
          <table:table-cell table:formula="of:=IF([.D4]&gt;[.D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8" calcext:value-type="float">
            <text:p>8</text:p>
          </table:table-cell>
          <table:table-cell table:style-name="ce18" office:value-type="float" office:value="24" calcext:value-type="float">
            <text:p>24</text:p>
          </table:table-cell>
          <table:table-cell table:style-name="ce25" table:formula="of:=IF([.C5]&gt;[.C9]; ((1-([.C9]/[.C5]))*100) ; (([.C9]/[.C5])*100)-100 )" office:value-type="float" office:value="100" calcext:value-type="float">
            <text:p>100,00</text:p>
          </table:table-cell>
          <table:table-cell table:formula="of:=IF([.C5]&gt;[.C9];&quot;DIMINUIU&quot;; &quot;AUMENTOU&quot;)" office:value-type="string" office:string-value="AUMENTOU" calcext:value-type="string">
            <text:p>AUMENTOU</text:p>
          </table:table-cell>
          <table:table-cell table:style-name="ce35" table:formula="of:=IF([.D5]&gt;[.D9]; ((1-([.D9]/[.D5]))*100) ; (([.D9]/[.D5])*100)-100 )" office:value-type="float" office:value="20" calcext:value-type="float">
            <text:p>20,00</text:p>
          </table:table-cell>
          <table:table-cell table:formula="of:=IF([.D5]&gt;[.D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0"/>
          <table:table-cell table:style-name="ce39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39"/>
          <table:table-cell table:number-columns-repeated="2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Bytes</text:p>
          </table:table-cell>
          <table:table-cell table:style-name="ce9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bytes%</text:p>
          </table:table-cell>
          <table:table-cell/>
          <table:table-cell table:style-name="ce39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5" calcext:value-type="float">
            <text:p>25</text:p>
          </table:table-cell>
          <table:table-cell table:style-name="ce25"/>
          <table:table-cell/>
          <table:table-cell table:style-name="ce25"/>
          <table:table-cell/>
          <table:table-cell table:style-name="ce39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6" calcext:value-type="float">
            <text:p>26</text:p>
          </table:table-cell>
          <table:table-cell table:style-name="ce25"/>
          <table:table-cell/>
          <table:table-cell table:style-name="ce25"/>
          <table:table-cell/>
          <table:table-cell table:style-name="ce39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7" calcext:value-type="float">
            <text:p>27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8" calcext:value-type="float">
            <text:p>28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3" calcext:value-type="float">
            <text:p>13</text:p>
          </table:table-cell>
          <table:table-cell table:style-name="ce18" office:value-type="float" office:value="29" calcext:value-type="float">
            <text:p>29</text:p>
          </table:table-cell>
          <table:table-cell table:style-name="ce25" table:formula="of:=IF([.C14]&gt;[.C18]; ((1-([.C18]/[.C14]))*100) ; (([.C18]/[.C14])*100)-100 )" office:value-type="float" office:value="44.4444444444444" calcext:value-type="float">
            <text:p>44,44</text:p>
          </table:table-cell>
          <table:table-cell table:formula="of:=IF([.C14]&gt;[.C18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4]&gt;[.D18]; ((1-([.D18]/[.D14]))*100) ; (([.D18]/[.D14])*100)-100 )" office:value-type="float" office:value="16" calcext:value-type="float">
            <text:p>16,00</text:p>
          </table:table-cell>
          <table:table-cell table:formula="of:=IF([.D14]&gt;[.D1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0" calcext:value-type="float">
            <text:p>30</text:p>
          </table:table-cell>
          <table:table-cell table:style-name="ce25" table:formula="of:=IF([.C15]&gt;[.C19]; ((1-([.C19]/[.C15]))*100) ; (([.C19]/[.C15])*100)-100 )" office:value-type="float" office:value="40" calcext:value-type="float">
            <text:p>40,00</text:p>
          </table:table-cell>
          <table:table-cell table:formula="of:=IF([.C15]&gt;[.C19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5]&gt;[.D19]; ((1-([.D19]/[.D15]))*100) ; (([.D19]/[.D15])*100)-100 )" office:value-type="float" office:value="15.3846153846154" calcext:value-type="float">
            <text:p>15,38</text:p>
          </table:table-cell>
          <table:table-cell table:formula="of:=IF([.D15]&gt;[.D1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5" calcext:value-type="float">
            <text:p>15</text:p>
          </table:table-cell>
          <table:table-cell table:style-name="ce18" office:value-type="float" office:value="31" calcext:value-type="float">
            <text:p>31</text:p>
          </table:table-cell>
          <table:table-cell table:style-name="ce25" table:formula="of:=IF([.C16]&gt;[.C20]; ((1-([.C20]/[.C16]))*100) ; (([.C20]/[.C16])*100)-100 )" office:value-type="float" office:value="36.3636363636363" calcext:value-type="float">
            <text:p>36,36</text:p>
          </table:table-cell>
          <table:table-cell table:formula="of:=IF([.C16]&gt;[.C20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6]&gt;[.D20]; ((1-([.D20]/[.D16]))*100) ; (([.D20]/[.D16])*100)-100 )" office:value-type="float" office:value="14.8148148148148" calcext:value-type="float">
            <text:p>14,81</text:p>
          </table:table-cell>
          <table:table-cell table:formula="of:=IF([.D16]&gt;[.D20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style-name="ce25" table:formula="of:=IF([.C17]&gt;[.C21]; ((1-([.C21]/[.C17]))*100) ; (([.C21]/[.C17])*100)-100 )" office:value-type="float" office:value="33.3333333333333" calcext:value-type="float">
            <text:p>33,33</text:p>
          </table:table-cell>
          <table:table-cell table:formula="of:=IF([.C17]&gt;[.C21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7]&gt;[.D21]; ((1-([.D21]/[.D17]))*100) ; (([.D21]/[.D17])*100)-100 )" office:value-type="float" office:value="14.2857142857143" calcext:value-type="float">
            <text:p>14,29</text:p>
          </table:table-cell>
          <table:table-cell table:formula="of:=IF([.D17]&gt;[.D21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7" office:value-type="string" calcext:value-type="string" table:number-columns-spanned="1" table:number-rows-spanned="2">
            <text:p>\ofidps</text:p>
          </table:table-cell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2" table:number-rows-spanned="1">
            <text:p>Quantidade Total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Bps</text:p>
          </table:table-cell>
          <table:table-cell table:style-name="ce7" office:value-type="string" calcext:value-type="string" table:number-columns-spanned="1" table:number-rows-spanned="2">
            <text:p>Pps</text:p>
          </table:table-cell>
          <table:table-cell table:number-columns-repeated="5"/>
        </table:table-row>
        <table:table-row table:style-name="ro1">
          <table:covered-table-cell table:number-columns-repeated="2" table:style-name="ce1"/>
          <table:table-cell table:style-name="ce9" office:value-type="string" calcext:value-type="string">
            <text:p>Bytes</text:p>
          </table:table-cell>
          <table:table-cell table:style-name="ce9" office:value-type="string" calcext:value-type="string">
            <text:p>Pacotes</text:p>
          </table:table-cell>
          <table:covered-table-cell table:number-columns-repeated="2" table:style-name="ce1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table:formula="of:=[.C14]" office:value-type="float" office:value="9" calcext:value-type="float">
            <text:p>9</text:p>
          </table:table-cell>
          <table:table-cell table:style-name="ce10" table:formula="of:=[.C2]" office:value-type="float" office:value="1" calcext:value-type="float">
            <text:p>1</text:p>
          </table:table-cell>
          <table:table-cell table:style-name="ce10" table:formula="of:=[.D14]" office:value-type="float" office:value="25" calcext:value-type="float">
            <text:p>25</text:p>
          </table:table-cell>
          <table:table-cell table:style-name="ce10" table:formula="of:=[.D2]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5]" office:value-type="float" office:value="10" calcext:value-type="float">
            <text:p>10</text:p>
          </table:table-cell>
          <table:table-cell table:style-name="ce10" table:formula="of:=[.C3]" office:value-type="float" office:value="2" calcext:value-type="float">
            <text:p>2</text:p>
          </table:table-cell>
          <table:table-cell table:style-name="ce10" table:formula="of:=[.D15]" office:value-type="float" office:value="26" calcext:value-type="float">
            <text:p>26</text:p>
          </table:table-cell>
          <table:table-cell table:style-name="ce10" table:formula="of:=[.D3]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table:formula="of:=[.C16]" office:value-type="float" office:value="11" calcext:value-type="float">
            <text:p>11</text:p>
          </table:table-cell>
          <table:table-cell table:style-name="ce10" table:formula="of:=[.C4]" office:value-type="float" office:value="3" calcext:value-type="float">
            <text:p>3</text:p>
          </table:table-cell>
          <table:table-cell table:style-name="ce10" table:formula="of:=[.D16]" office:value-type="float" office:value="27" calcext:value-type="float">
            <text:p>27</text:p>
          </table:table-cell>
          <table:table-cell table:style-name="ce10" table:formula="of:=[.D4]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17]" office:value-type="float" office:value="12" calcext:value-type="float">
            <text:p>12</text:p>
          </table:table-cell>
          <table:table-cell table:style-name="ce10" table:formula="of:=[.C5]" office:value-type="float" office:value="4" calcext:value-type="float">
            <text:p>4</text:p>
          </table:table-cell>
          <table:table-cell table:style-name="ce10" table:formula="of:=[.D17]" office:value-type="float" office:value="28" calcext:value-type="float">
            <text:p>28</text:p>
          </table:table-cell>
          <table:table-cell table:style-name="ce10" table:formula="of:=[.D5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table:formula="of:=[.C18]" office:value-type="float" office:value="13" calcext:value-type="float">
            <text:p>13</text:p>
          </table:table-cell>
          <table:table-cell table:style-name="ce18" table:formula="of:=[.C6]" office:value-type="float" office:value="5" calcext:value-type="float">
            <text:p>5</text:p>
          </table:table-cell>
          <table:table-cell table:style-name="ce10" table:formula="of:=[.D18]" office:value-type="float" office:value="29" calcext:value-type="float">
            <text:p>29</text:p>
          </table:table-cell>
          <table:table-cell table:style-name="ce10" table:formula="of:=[.D6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9]" office:value-type="float" office:value="14" calcext:value-type="float">
            <text:p>14</text:p>
          </table:table-cell>
          <table:table-cell table:style-name="ce10" table:formula="of:=[.C7]" office:value-type="float" office:value="6" calcext:value-type="float">
            <text:p>6</text:p>
          </table:table-cell>
          <table:table-cell table:style-name="ce10" table:formula="of:=[.D19]" office:value-type="float" office:value="30" calcext:value-type="float">
            <text:p>30</text:p>
          </table:table-cell>
          <table:table-cell table:style-name="ce10" table:formula="of:=[.D7]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table:formula="of:=[.C20]" office:value-type="float" office:value="15" calcext:value-type="float">
            <text:p>15</text:p>
          </table:table-cell>
          <table:table-cell table:style-name="ce18" table:formula="of:=[.C8]" office:value-type="float" office:value="7" calcext:value-type="float">
            <text:p>7</text:p>
          </table:table-cell>
          <table:table-cell table:style-name="ce10" table:formula="of:=[.D20]" office:value-type="float" office:value="31" calcext:value-type="float">
            <text:p>31</text:p>
          </table:table-cell>
          <table:table-cell table:style-name="ce10" table:formula="of:=[.D8]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21]" office:value-type="float" office:value="16" calcext:value-type="float">
            <text:p>16</text:p>
          </table:table-cell>
          <table:table-cell table:style-name="ce18" table:formula="of:=[.C9]" office:value-type="float" office:value="8" calcext:value-type="float">
            <text:p>8</text:p>
          </table:table-cell>
          <table:table-cell table:style-name="ce10" table:formula="of:=[.D21]" office:value-type="float" office:value="32" calcext:value-type="float">
            <text:p>32</text:p>
          </table:table-cell>
          <table:table-cell table:style-name="ce10" table:formula="of:=[.D9]" office:value-type="float" office:value="24" calcext:value-type="float">
            <text:p>24</text:p>
          </table:table-cell>
          <table:table-cell table:number-columns-repeated="5"/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ilha4" table:style-name="ta1">
        <table:table-column table:style-name="co5" table:default-cell-style-name="ce4"/>
        <table:table-column table:style-name="co5" table:default-cell-style-name="ce3"/>
        <table:table-column table:style-name="co5" table:default-cell-style-name="ce11"/>
        <table:table-column table:style-name="co5" table:default-cell-style-name="ce10"/>
        <table:table-column table:style-name="co5" table:number-columns-repeated="2" table:default-cell-style-name="ce11"/>
        <table:table-row table:style-name="ro1">
          <table:table-cell table:style-name="ce7" office:value-type="string" calcext:value-type="string" table:number-columns-spanned="1" table:number-rows-spanned="2">
            <text:p>\ofidps</text:p>
          </table:table-cell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2" table:number-rows-spanned="1">
            <text:p>Quantidade Total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Bps</text:p>
          </table:table-cell>
          <table:table-cell table:style-name="ce7" office:value-type="string" calcext:value-type="string" table:number-columns-spanned="1" table:number-rows-spanned="2">
            <text:p>Pps</text:p>
          </table:table-cell>
        </table:table-row>
        <table:table-row table:style-name="ro1">
          <table:covered-table-cell table:number-columns-repeated="2" table:style-name="ce1"/>
          <table:table-cell table:style-name="ce9" office:value-type="string" calcext:value-type="string">
            <text:p>Bytes</text:p>
          </table:table-cell>
          <table:table-cell table:style-name="ce9" office:value-type="string" calcext:value-type="string">
            <text:p>Pacotes</text:p>
          </table:table-cell>
          <table:covered-table-cell table:number-columns-repeated="2" table:style-name="ce1"/>
        </table:table-row>
        <table:table-row table:style-name="ro1">
          <table:table-cell table:style-name="ce5" office:value-type="string" calcext:value-type="string" table:number-columns-spanned="1" table:number-rows-spanned="4">
            <text:p>Sem</text:p>
          </table:table-cell>
          <table:table-cell office:value-type="string" calcext:value-type="string">
            <text:p>Cliente</text:p>
          </table:table-cell>
          <table:table-cell office:value-type="float" office:value="1588357.38709677" calcext:value-type="float">
            <text:p>1.588.357</text:p>
          </table:table-cell>
          <table:table-cell table:style-name="ce11" office:value-type="float" office:value="2113.45161290323" calcext:value-type="float">
            <text:p>2.113</text:p>
          </table:table-cell>
          <table:table-cell office:value-type="float" office:value="13019.3228450555" calcext:value-type="float">
            <text:p>13.019</text:p>
          </table:table-cell>
          <table:table-cell office:value-type="float" office:value="17.3233738762559" calcext:value-type="float">
            <text:p>17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Servidor</text:p>
          </table:table-cell>
          <table:table-cell table:style-name="ce10" office:value-type="float" office:value="1570538.41935484" calcext:value-type="float">
            <text:p>1.570.538</text:p>
          </table:table-cell>
          <table:table-cell office:value-type="float" office:value="1724.74193548387" calcext:value-type="float">
            <text:p>1.725</text:p>
          </table:table-cell>
          <table:table-cell table:style-name="ce10" office:value-type="float" office:value="12873.2657324167" calcext:value-type="float">
            <text:p>12.873</text:p>
          </table:table-cell>
          <table:table-cell table:style-name="ce10" office:value-type="float" office:value="14.137228979376" calcext:value-type="float">
            <text:p>14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Atacante</text:p>
          </table:table-cell>
          <table:table-cell office:value-type="float" office:value="19816648.7741936" calcext:value-type="float">
            <text:p>19.816.649</text:p>
          </table:table-cell>
          <table:table-cell table:style-name="ce11" office:value-type="float" office:value="19233.4516129032" calcext:value-type="float">
            <text:p>19.233</text:p>
          </table:table-cell>
          <table:table-cell office:value-type="float" office:value="162431.547329456" calcext:value-type="float">
            <text:p>162.432</text:p>
          </table:table-cell>
          <table:table-cell office:value-type="float" office:value="157.651242728715" calcext:value-type="float">
            <text:p>158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Vítima</text:p>
          </table:table-cell>
          <table:table-cell table:style-name="ce10" office:value-type="float" office:value="14388267.0967742" calcext:value-type="float">
            <text:p>14.388.267</text:p>
          </table:table-cell>
          <table:table-cell office:value-type="float" office:value="24754.2580645161" calcext:value-type="float">
            <text:p>24.754</text:p>
          </table:table-cell>
          <table:table-cell table:style-name="ce10" office:value-type="float" office:value="117936.615547329" calcext:value-type="float">
            <text:p>117.937</text:p>
          </table:table-cell>
          <table:table-cell table:style-name="ce10" office:value-type="float" office:value="202.903754627181" calcext:value-type="float">
            <text:p>203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4">
            <text:p>Com</text:p>
          </table:table-cell>
          <table:table-cell office:value-type="string" calcext:value-type="string">
            <text:p>Cliente</text:p>
          </table:table-cell>
          <table:table-cell office:value-type="float" office:value="10075635" calcext:value-type="float">
            <text:p>10.075.635</text:p>
          </table:table-cell>
          <table:table-cell table:style-name="ce19" office:value-type="float" office:value="10167.84375" calcext:value-type="float">
            <text:p>10.168</text:p>
          </table:table-cell>
          <table:table-cell office:value-type="float" office:value="84669.2016806723" calcext:value-type="float">
            <text:p>84.669</text:p>
          </table:table-cell>
          <table:table-cell office:value-type="float" office:value="85.4440651260504" calcext:value-type="float">
            <text:p>85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Servidor</text:p>
          </table:table-cell>
          <table:table-cell table:style-name="ce10" office:value-type="float" office:value="10072328.5" calcext:value-type="float">
            <text:p>10.072.329</text:p>
          </table:table-cell>
          <table:table-cell office:value-type="float" office:value="10082.15625" calcext:value-type="float">
            <text:p>10.082</text:p>
          </table:table-cell>
          <table:table-cell table:style-name="ce10" office:value-type="float" office:value="84641.4159663866" calcext:value-type="float">
            <text:p>84.641</text:p>
          </table:table-cell>
          <table:table-cell table:style-name="ce10" office:value-type="float" office:value="84.7240021008403" calcext:value-type="float">
            <text:p>85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Atacante</text:p>
          </table:table-cell>
          <table:table-cell office:value-type="float" office:value="20703898.625" calcext:value-type="float">
            <text:p>20.703.899</text:p>
          </table:table-cell>
          <table:table-cell table:style-name="ce19" office:value-type="float" office:value="19980.90625" calcext:value-type="float">
            <text:p>19.981</text:p>
          </table:table-cell>
          <table:table-cell office:value-type="float" office:value="173982.341386555" calcext:value-type="float">
            <text:p>173.982</text:p>
          </table:table-cell>
          <table:table-cell office:value-type="float" office:value="167.906775210084" calcext:value-type="float">
            <text:p>168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Vítima</text:p>
          </table:table-cell>
          <table:table-cell table:style-name="ce10" office:value-type="float" office:value="4444277.5" calcext:value-type="float">
            <text:p>4.444.278</text:p>
          </table:table-cell>
          <table:table-cell table:style-name="ce18" office:value-type="float" office:value="7811.625" calcext:value-type="float">
            <text:p>7.812</text:p>
          </table:table-cell>
          <table:table-cell table:style-name="ce10" office:value-type="float" office:value="37346.8697478992" calcext:value-type="float">
            <text:p>37.347</text:p>
          </table:table-cell>
          <table:table-cell table:style-name="ce10" office:value-type="float" office:value="65.6439075630252" calcext:value-type="float">
            <text:p>66</text:p>
          </table:table-cell>
        </table:table-row>
      </table:table>
      <table:table table:name="Planilha5" table:style-name="ta1">
        <table:table-column table:style-name="co5" table:default-cell-style-name="ce3"/>
        <table:table-column table:style-name="co5" table:default-cell-style-name="ce15"/>
        <table:table-column table:style-name="co5" table:default-cell-style-name="ce21"/>
        <table:table-column table:style-name="co5" table:default-cell-style-name="ce28"/>
        <table:table-column table:style-name="co5" table:default-cell-style-name="ce8"/>
        <table:table-column table:style-name="co5" table:default-cell-style-name="ce28"/>
        <table:table-column table:style-name="co5" table:default-cell-style-name="ce22"/>
        <table:table-column table:style-name="co5" table:default-cell-style-name="ce28"/>
        <table:table-column table:style-name="co5" table:default-cell-style-name="ce33"/>
        <table:table-row table:style-name="ro1"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4" table:number-rows-spanned="1">
            <text:p>Quantidade Total</text:p>
          </table:table-cell>
          <table:covered-table-cell/>
          <table:covered-table-cell table:style-name="ce8"/>
          <table:covered-table-cell/>
          <table:table-cell table:style-name="ce7" office:value-type="string" calcext:value-type="string" table:number-columns-spanned="2" table:number-rows-spanned="2">
            <text:p>Bps</text:p>
          </table:table-cell>
          <table:covered-table-cell table:style-name="ce8"/>
          <table:table-cell table:style-name="ce7" office:value-type="string" calcext:value-type="string" table:number-columns-spanned="2" table:number-rows-spanned="2">
            <text:p>Pps</text:p>
          </table:table-cell>
          <table:covered-table-cell table:style-name="ce8"/>
        </table:table-row>
        <table:table-row table:style-name="ro1">
          <table:covered-table-cell table:style-name="ce8"/>
          <table:table-cell table:style-name="ce14" office:value-type="string" calcext:value-type="string" table:number-columns-spanned="2" table:number-rows-spanned="1">
            <text:p>Bytes</text:p>
          </table:table-cell>
          <table:covered-table-cell/>
          <table:table-cell table:style-name="ce7" office:value-type="string" calcext:value-type="string" table:number-columns-spanned="2" table:number-rows-spanned="1">
            <text:p>Pacotes</text:p>
          </table:table-cell>
          <table:covered-table-cell/>
          <table:covered-table-cell table:number-columns-repeated="4" table:style-name="ce8"/>
        </table:table-row>
        <table:table-row table:style-name="ro1">
          <table:table-cell office:value-type="string" calcext:value-type="string">
            <text:p>Cliente</text:p>
          </table:table-cell>
          <table:table-cell office:value-type="string" calcext:value-type="string">
            <text:p>+</text:p>
          </table:table-cell>
          <table:table-cell table:style-name="ce22" office:value-type="float" office:value="534.343069251967" calcext:value-type="float">
            <text:p>534,34</text:p>
          </table:table-cell>
          <table:table-cell office:value-type="string" calcext:value-type="string">
            <text:p>+</text:p>
          </table:table-cell>
          <table:table-cell table:style-name="ce33" office:value-type="float" office:value="381.101326754887" calcext:value-type="float">
            <text:p>381,10</text:p>
          </table:table-cell>
          <table:table-cell office:value-type="string" calcext:value-type="string">
            <text:p>+</text:p>
          </table:table-cell>
          <table:table-cell office:value-type="float" office:value="550.334911333949" calcext:value-type="float">
            <text:p>550,33</text:p>
          </table:table-cell>
          <table:table-cell office:value-type="string" calcext:value-type="string">
            <text:p>+</text:p>
          </table:table-cell>
          <table:table-cell office:value-type="float" office:value="393.229931631063" calcext:value-type="float">
            <text:p>393,23</text:p>
          </table:table-cell>
        </table:table-row>
        <table:table-row table:style-name="ro1">
          <table:table-cell table:style-name="ce6" office:value-type="string" calcext:value-type="string">
            <text:p>Servidor</text:p>
          </table:table-cell>
          <table:table-cell table:style-name="ce16" office:value-type="string" calcext:value-type="string">
            <text:p>+</text:p>
          </table:table-cell>
          <table:table-cell table:style-name="ce23" office:value-type="float" office:value="541.32964694602" calcext:value-type="float">
            <text:p>541,33</text:p>
          </table:table-cell>
          <table:table-cell table:style-name="ce29" office:value-type="string" calcext:value-type="string">
            <text:p>+</text:p>
          </table:table-cell>
          <table:table-cell table:style-name="ce34" office:value-type="float" office:value="484.560277834927" calcext:value-type="float">
            <text:p>484,56</text:p>
          </table:table-cell>
          <table:table-cell table:style-name="ce29" office:value-type="string" calcext:value-type="string">
            <text:p>+</text:p>
          </table:table-cell>
          <table:table-cell table:style-name="ce38" office:value-type="float" office:value="557.497621238778" calcext:value-type="float">
            <text:p>557,50</text:p>
          </table:table-cell>
          <table:table-cell table:style-name="ce29" office:value-type="string" calcext:value-type="string">
            <text:p>+</text:p>
          </table:table-cell>
          <table:table-cell table:style-name="ce34" office:value-type="float" office:value="499.297091561857" calcext:value-type="float">
            <text:p>499,30</text:p>
          </table:table-cell>
        </table:table-row>
        <table:table-row table:style-name="ro1">
          <table:table-cell office:value-type="string" calcext:value-type="string">
            <text:p>Atacante</text:p>
          </table:table-cell>
          <table:table-cell office:value-type="string" calcext:value-type="string">
            <text:p>+</text:p>
          </table:table-cell>
          <table:table-cell table:style-name="ce22" office:value-type="float" office:value="4.47729513156547" calcext:value-type="float">
            <text:p>4,48</text:p>
          </table:table-cell>
          <table:table-cell office:value-type="string" calcext:value-type="string">
            <text:p>+</text:p>
          </table:table-cell>
          <table:table-cell table:style-name="ce33" office:value-type="float" office:value="3.88622204760871" calcext:value-type="float">
            <text:p>3,89</text:p>
          </table:table-cell>
          <table:table-cell office:value-type="string" calcext:value-type="string">
            <text:p>+</text:p>
          </table:table-cell>
          <table:table-cell office:value-type="float" office:value="7.11117652143693" calcext:value-type="float">
            <text:p>7,11</text:p>
          </table:table-cell>
          <table:table-cell office:value-type="string" calcext:value-type="string">
            <text:p>+</text:p>
          </table:table-cell>
          <table:table-cell office:value-type="float" office:value="6.50520243536337" calcext:value-type="float">
            <text:p>6,51</text:p>
          </table:table-cell>
        </table:table-row>
        <table:table-row table:style-name="ro1">
          <table:table-cell table:style-name="ce6" office:value-type="string" calcext:value-type="string">
            <text:p>Vítima</text:p>
          </table:table-cell>
          <table:table-cell table:style-name="ce17" office:value-type="string" calcext:value-type="string">
            <text:p>-</text:p>
          </table:table-cell>
          <table:table-cell table:style-name="ce24" office:value-type="float" office:value="69.1117945607474" calcext:value-type="float">
            <text:p>69,11</text:p>
          </table:table-cell>
          <table:table-cell table:style-name="ce29" office:value-type="string" calcext:value-type="string">
            <text:p>-</text:p>
          </table:table-cell>
          <table:table-cell table:style-name="ce34" office:value-type="float" office:value="68.4433078961977" calcext:value-type="float">
            <text:p>68,44</text:p>
          </table:table-cell>
          <table:table-cell table:style-name="ce29" office:value-type="string" calcext:value-type="string">
            <text:p>-</text:p>
          </table:table-cell>
          <table:table-cell table:style-name="ce38" office:value-type="float" office:value="68.3331003059762" calcext:value-type="float">
            <text:p>68,33</text:p>
          </table:table-cell>
          <table:table-cell table:style-name="ce29" office:value-type="string" calcext:value-type="string">
            <text:p>-</text:p>
          </table:table-cell>
          <table:table-cell table:style-name="ce34" office:value-type="float" office:value="67.6477610364379" calcext:value-type="float">
            <text:p>67,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1" loext:min-decimal-places="1" number:min-integer-digits="1"/>
    </number:number-style>
    <number:number-style style:name="N10111" number:language="yi" number:country="US">
      <number:number number:decimal-places="1" loext:min-decimal-places="1" number:min-integer-digits="1"/>
    </number:number-style>
    <number:number-style style:name="N20121" number:language="en" number:country="US">
      <number:number number:decimal-places="1" loext:min-decimal-places="1" number:min-integer-digits="1"/>
    </number:number-style>
    <number:number-style style:name="N20122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 style:data-style-name="N2" text:time-value="10:36:32.5747453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00:18:26.898558564</meta:creation-date>
    <dc:date>2016-05-02T10:41:42.468425660</dc:date>
    <meta:editing-duration>P1DT1H46M26S</meta:editing-duration>
    <meta:editing-cycles>46</meta:editing-cycles>
    <meta:generator>LibreOffice/5.1.1.3$Linux_X86_64 LibreOffice_project/89f508ef3ecebd2cfb8e1def0f0ba9a803b88a6d</meta:generator>
    <meta:document-statistic meta:table-count="5" meta:cell-count="548" meta:object-count="0"/>
  </office:meta>
</office:document-meta>
</file>